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F00000300AAF87F2B7BAF4773.png" manifest:media-type="image/png"/>
  <manifest:file-entry manifest:full-path="Pictures/10000201000007D0000003C0D2D084ADDB12B13D.png" manifest:media-type="image/png"/>
  <manifest:file-entry manifest:full-path="Pictures/1000020100000A28000007D0832800766AEE89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reeSans" svg:font-family="FreeSans" style:font-family-generic="swiss"/>
    <style:font-face style:name="Helvetica Neue3" svg:font-family="'Helvetica Neue'" style:font-pitch="variable"/>
    <style:font-face style:name="Helvetica Neue2" svg:font-family="'Helvetica Neue'" style:font-adornments="Regular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Helvetica Neue1" svg:font-family="'Helvetica Neu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2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33333" draw:marker-end="" draw:marker-end-width="0.203cm" draw:fill="none" draw:textarea-vertical-align="middle"/>
    </style:style>
    <style:style style:name="gr2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9.174cm" fo:min-width="16.367cm" fo:padding-top="0.142cm" fo:padding-bottom="0.142cm" fo:padding-left="0.267cm" fo:padding-right="0.267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5" style:family="graphic" style:parent-style-name="standard">
      <style:graphic-properties draw:stroke="none" draw:fill="none" fo:min-height="0.613cm"/>
      <style:paragraph-properties style:writing-mode="lr-tb"/>
    </style:style>
    <style:style style:name="gr6" style:family="graphic" style:parent-style-name="standard">
      <style:graphic-properties draw:stroke="none" draw:fill="none" fo:min-height="0.614cm"/>
      <style:paragraph-properties style:writing-mode="lr-tb"/>
    </style:style>
    <style:style style:name="gr7" style:family="graphic" style:parent-style-name="standard">
      <style:graphic-properties draw:stroke="none" draw:fill="none" fo:min-height="1.382cm"/>
      <style:paragraph-properties style:writing-mode="lr-tb"/>
    </style:style>
    <style:style style:name="gr8" style:family="graphic" style:parent-style-name="standard">
      <style:graphic-properties svg:stroke-width="0.106cm" svg:stroke-color="#666666" draw:marker-start-width="0.318cm" draw:marker-end="Rounded_20_short_20_Arrow" draw:marker-end-width="0.318cm" draw:fill="solid" draw:fill-color="#ffffff" draw:textarea-horizontal-align="justify" draw:textarea-vertical-align="middle" draw:auto-grow-height="false" fo:min-height="5.44cm" fo:min-width="4.169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1.327cm" fo:min-width="2.144cm" fo:padding-top="0.152cm" fo:padding-bottom="0.152cm" fo:padding-left="0.277cm" fo:padding-right="0.277cm"/>
      <style:paragraph-properties style:writing-mode="lr-tb"/>
    </style:style>
    <style:style style:name="gr10" style:family="graphic" style:parent-style-name="standard">
      <style:graphic-properties draw:stroke="none" draw:fill="none" fo:min-height="0.993cm"/>
      <style:paragraph-properties style:writing-mode="lr-tb"/>
    </style:style>
    <style:style style:name="gr11" style:family="graphic" style:parent-style-name="objectwithoutfill">
      <style:graphic-properties svg:stroke-color="#333333" draw:marker-start="Arrow" draw:marker-end="Arrow" draw:marker-end-width="0.203cm" draw:fill="none" draw:textarea-vertical-align="middle"/>
    </style:style>
    <style:style style:name="gr12" style:family="graphic" style:parent-style-name="objectwithoutfill">
      <style:graphic-properties svg:stroke-color="#333333" draw:marker-end="Arrow" draw:marker-end-width="0.203cm" draw:fill="none" draw:textarea-vertical-align="middle"/>
    </style:style>
    <style:style style:name="gr13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1.328cm" fo:min-width="2.9cm" fo:padding-top="0.152cm" fo:padding-bottom="0.152cm" fo:padding-left="0.277cm" fo:padding-right="0.277cm"/>
      <style:paragraph-properties style:writing-mode="lr-tb"/>
    </style:style>
    <style:style style:name="gr14" style:family="graphic" style:parent-style-name="standard">
      <style:graphic-properties draw:stroke="none" draw:fill="none" fo:min-height="0.568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828cm" fo:min-width="2.055cm" fo:padding-top="0.152cm" fo:padding-bottom="0.152cm" fo:padding-left="0.277cm" fo:padding-right="0.277cm"/>
      <style:paragraph-properties style:writing-mode="lr-tb"/>
    </style:style>
    <style:style style:name="gr17" style:family="graphic" style:parent-style-name="objectwithoutfill">
      <style:graphic-properties svg:stroke-color="#333333" draw:marker-start="" draw:marker-end="Arrow" draw:marker-end-width="0.203cm" draw:fill="none" draw:textarea-vertical-align="middle"/>
    </style:style>
    <style:style style:name="gr18" style:family="graphic" style:parent-style-name="standard">
      <style:graphic-properties draw:stroke="none" draw:fill="solid" draw:fill-color="#ffffff" fo:min-height="0.983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731cm" fo:min-width="1.398cm" fo:padding-top="0.152cm" fo:padding-bottom="0.152cm" fo:padding-left="0.277cm" fo:padding-right="0.277cm"/>
      <style:paragraph-properties style:writing-mode="lr-tb"/>
    </style:style>
    <style:style style:name="gr21" style:family="graphic" style:parent-style-name="standard">
      <style:graphic-properties svg:stroke-color="#000000" draw:marker-end="Arrow" draw:textarea-vertical-align="middle"/>
    </style:style>
    <style:style style:name="gr22" style:family="graphic" style:parent-style-name="standard">
      <style:graphic-properties svg:stroke-color="#000000" draw:marker-start="Arrow" draw:marker-end="Arrow" draw:textarea-vertical-align="middle"/>
    </style:style>
    <style:style style:name="gr23" style:family="graphic" style:parent-style-name="standard">
      <style:graphic-properties draw:stroke="none" draw:fill="none" fo:min-height="1.474cm"/>
      <style:paragraph-properties style:writing-mode="lr-tb"/>
    </style:style>
    <style:style style:name="gr24" style:family="graphic" style:parent-style-name="standard">
      <style:graphic-properties draw:stroke="none" draw:fill="none" draw:fill-color="#ffffff" fo:min-height="1.965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4cm, 5.887cm, 2.634cm, 6.12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color="#000000" style:font-name="Helvetica Neue3"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  <style:text-properties fo:color="#000000" style:font-name="Helvetica Neue3" fo:font-size="14pt" fo:font-weight="normal" style:font-size-asian="12pt" style:font-weight-asian="normal" style:font-size-complex="12pt" style:font-weight-complex="normal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000000" style:font-name="Helvetica Neue2"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000000" style:font-name="Helvetica Neue3"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000000" style:font-name="Helvetica Neue3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Helvetica Neue3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00" style:font-name="Helvetica Neue3" fo:font-size="14pt" fo:font-weight="normal" style:font-size-asian="12pt" style:font-weight-asian="normal" style:font-size-complex="12pt" style:font-weight-complex="normal"/>
    </style:style>
    <style:style style:name="T3" style:family="text">
      <style:text-properties fo:color="#000000" style:font-name="Helvetica Neue2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hapes" draw:style-name="dp1" draw:master-page-name="Default">
        <draw:line draw:style-name="gr1" draw:text-style-name="P1" draw:layer="layout" svg:x1="9.413cm" svg:y1="2.907cm" svg:x2="9.393cm" svg:y2="1.526cm">
          <text:p/>
        </draw:line>
        <draw:custom-shape draw:style-name="gr2" draw:text-style-name="P1" draw:layer="layout" svg:width="17.187cm" svg:height="9.744cm" svg:x="1.681cm" svg:y="1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3.98523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3" draw:text-style-name="P2" draw:layer="layout" svg:width="0.659cm" svg:height="0.698cm" svg:x="10.042cm" svg:y="9.773cm">
            <text:p/>
          </draw:rect>
          <draw:custom-shape draw:style-name="gr4" draw:text-style-name="P1" draw:layer="layout" svg:width="0.327cm" svg:height="0.348cm" svg:x="10.208cm" svg:y="9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4" draw:layer="layout" svg:width="1.469cm" svg:height="0.863cm" svg:x="9.692cm" svg:y="10.509cm">
          <draw:text-box>
            <text:p text:style-name="P3"><text:span text:style-name="T1">RST</text:span></text:p>
          </draw:text-box>
        </draw:frame>
        <draw:g>
          <draw:rect draw:style-name="gr3" draw:text-style-name="P2" draw:layer="layout" svg:width="0.659cm" svg:height="0.698cm" svg:x="8.452cm" svg:y="9.757cm">
            <text:p/>
          </draw:rect>
          <draw:custom-shape draw:style-name="gr4" draw:text-style-name="P1" draw:layer="layout" svg:width="0.327cm" svg:height="0.348cm" svg:x="8.618cm" svg:y="9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4" draw:layer="layout" svg:width="1.716cm" svg:height="0.864cm" svg:x="7.933cm" svg:y="10.512cm">
          <draw:text-box>
            <text:p text:style-name="P3"><text:span text:style-name="T1">Boot</text:span></text:p>
          </draw:text-box>
        </draw:frame>
        <draw:frame draw:style-name="gr7" draw:text-style-name="P6" draw:layer="layout" svg:width="7.769cm" svg:height="1.632cm" svg:x="1.737cm" svg:y="10.374cm">
          <draw:text-box>
            <text:p text:style-name="P5"><text:span text:style-name="T2">ESP32-C6-DevKitC-1 </text:span></text:p>
          </draw:text-box>
        </draw:frame>
        <draw:custom-shape draw:style-name="gr8" draw:text-style-name="P8" xml:id="id4" draw:id="id4" draw:layer="layout" svg:width="4.773cm" svg:height="5.794cm" svg:x="8.061cm" svg:y="2.912cm">
          <draw:glue-point draw:id="4" svg:x="-5.091cm" svg:y="2.383cm"/>
          <draw:glue-point draw:id="5" svg:x="-4.926cm" svg:y="3.624cm"/>
          <text:p text:style-name="P7"><text:span text:style-name="T3">ESP32-C6-WROOM-1</text:span></text:p>
          <text:p text:style-name="P7"><text:span text:style-name="T3">or</text:span></text:p>
          <text:p text:style-name="P7"><text:span text:style-name="T3">ESP32-C6-WROOM-1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698cm" svg:height="1.631cm" svg:x="3.195cm" svg:y="3.523cm">
          <text:p text:style-name="P7"><text:span text:style-name="T1">USB-UART</text:span></text:p>
          <text:p text:style-name="P7"><text:span text:style-name="T1"><text:s/></text:span><text:span text:style-name="T1">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549cm" svg:height="1.243cm" svg:x="5.766cm" svg:y="3.463cm">
          <draw:text-box>
            <text:p text:style-name="P3"><text:span text:style-name="T1">TX/RX</text:span></text:p>
          </draw:text-box>
        </draw:frame>
        <draw:line draw:style-name="gr11" draw:text-style-name="P1" draw:layer="layout" svg:x1="7.965cm" svg:y1="4.313cm" svg:x2="5.898cm" svg:y2="4.313cm">
          <text:p/>
        </draw:line>
        <draw:line draw:style-name="gr12" draw:text-style-name="P1" draw:layer="layout" svg:x1="8.748cm" svg:y1="9.707cm" svg:x2="8.751cm" svg:y2="8.734cm">
          <text:p/>
        </draw:line>
        <draw:line draw:style-name="gr12" draw:text-style-name="P1" draw:layer="layout" svg:x1="10.401cm" svg:y1="9.707cm" svg:x2="10.392cm" svg:y2="8.737cm">
          <text:p/>
        </draw:line>
        <draw:line draw:style-name="gr11" draw:text-style-name="P1" draw:layer="layout" svg:x1="15.092cm" svg:y1="6.471cm" svg:x2="12.848cm" svg:y2="6.471cm">
          <text:p/>
        </draw:line>
        <draw:custom-shape draw:style-name="gr13" draw:text-style-name="P9" draw:layer="layout" svg:width="3.454cm" svg:height="1.632cm" svg:x="15.114cm" svg:y="5.726cm">
          <text:p text:style-name="P7"><text:span text:style-name="T1">Pin Header</text:span></text:p>
          <text:p text:style-name="P7"><text:span text:style-name="T1">Connector <text:s/>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03cm" svg:height="0.818cm" svg:x="1.471cm" svg:y="3.361cm">
          <draw:text-box>
            <text:p text:style-name="P3"><text:span text:style-name="T1">D+/D-</text:span></text:p>
          </draw:text-box>
        </draw:frame>
        <draw:frame draw:style-name="gr15" draw:text-style-name="P1" draw:layer="layout" svg:width="0.995cm" svg:height="0.925cm" svg:x="8.888cm" svg:y="0.618cm">
          <draw:image xlink:href="Pictures/100002010000034F00000300AAF87F2B7BAF4773.png" xlink:type="simple" xlink:show="embed" xlink:actuate="onLoad" loext:mime-type="image/png">
            <text:p/>
          </draw:image>
        </draw:frame>
        <draw:custom-shape draw:style-name="gr16" draw:text-style-name="P9" draw:layer="layout" svg:width="2.609cm" svg:height="1.132cm" svg:x="15.141cm" svg:y="4.18cm">
          <text:p text:style-name="P7"><text:span text:style-name="T1">RGB 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12.873cm" svg:y1="4.93cm" svg:x2="15.119cm" svg:y2="4.935cm">
          <text:p/>
        </draw:line>
        <draw:frame draw:style-name="gr18" draw:text-style-name="P9" draw:layer="layout" svg:width="3.81cm" svg:height="1.385cm" svg:x="0.28cm" svg:y="2.111cm">
          <draw:text-box>
            <text:p text:style-name="P3"><text:span text:style-name="T1">Power Supply/</text:span></text:p>
            <text:p text:style-name="P3"><text:span text:style-name="T1">Programming</text:span></text:p>
          </draw:text-box>
        </draw:frame>
        <draw:frame draw:style-name="gr19" draw:text-style-name="P1" xml:id="id1" draw:id="id1" draw:layer="layout" svg:width="1.716cm" svg:height="0.873cm" draw:transform="rotate (-3.14159265358979) translate (2.308cm 5.252cm)">
          <draw:image xlink:href="Pictures/10000201000007D0000003C0D2D084ADDB12B13D.png" xlink:type="simple" xlink:show="embed" xlink:actuate="onLoad" loext:mime-type="image/png">
            <text:p/>
          </draw:image>
          <draw:glue-point draw:id="4" svg:x="4.125cm" svg:y="5.017cm"/>
          <draw:glue-point draw:id="5" svg:x="2.622cm" svg:y="4.971cm"/>
        </draw:frame>
        <draw:line draw:style-name="gr11" draw:text-style-name="P1" draw:layer="layout" svg:x1="2.152cm" svg:y1="4.428cm" svg:x2="3.206cm" svg:y2="4.426cm">
          <text:p/>
        </draw:line>
        <draw:custom-shape draw:style-name="gr20" draw:text-style-name="P9" xml:id="id2" draw:id="id2" draw:layer="layout" svg:width="1.952cm" svg:height="1.035cm" svg:x="3.479cm" svg:y="5.997cm">
          <draw:glue-point draw:id="4" svg:x="-4.933cm" svg:y="-2.386cm"/>
          <draw:glue-point draw:id="5" svg:x="-5.051cm" svg:y="2.144cm"/>
          <text:p text:style-name="P7"><text:span text:style-name="T1">L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549cm" svg:height="1.243cm" svg:x="5.377cm" svg:y="5.783cm">
          <draw:text-box>
            <text:p text:style-name="P3"><text:span text:style-name="T1">3.3V</text:span></text:p>
          </draw:text-box>
        </draw:frame>
        <draw:connector draw:style-name="gr21" draw:text-style-name="P3" draw:layer="layout" svg:x1="2.157cm" svg:y1="5.252cm" svg:x2="3.493cm" svg:y2="6.268cm" draw:start-shape="id1" draw:start-glue-point="4" draw:end-shape="id2" draw:end-glue-point="4" svg:d="M2157 5252v1016h1336" svg:viewBox="0 0 1337 1017">
          <text:p/>
        </draw:connector>
        <draw:frame draw:style-name="gr19" draw:text-style-name="P1" xml:id="id3" draw:id="id3" draw:layer="layout" svg:width="1.716cm" svg:height="0.873cm" draw:transform="rotate (-3.14159265358979) translate (2.216cm 8.346cm)">
          <draw:image xlink:href="Pictures/10000201000007D0000003C0D2D084ADDB12B13D.png" xlink:type="simple" xlink:show="embed" xlink:actuate="onLoad" loext:mime-type="image/png">
            <text:p/>
          </draw:image>
          <draw:glue-point draw:id="4" svg:x="4.125cm" svg:y="5.017cm"/>
          <draw:glue-point draw:id="5" svg:x="2.622cm" svg:y="4.971cm"/>
        </draw:frame>
        <draw:connector draw:style-name="gr21" draw:text-style-name="P3" draw:layer="layout" draw:line-skew="-0.681cm" svg:x1="2.216cm" svg:y1="7.91cm" svg:x2="3.479cm" svg:y2="6.735cm" draw:start-shape="id3" draw:end-shape="id2" draw:end-glue-point="5" svg:d="M2216 7910h-63v-1175h1326" svg:viewBox="0 0 1327 1176">
          <text:p/>
        </draw:connector>
        <draw:connector draw:style-name="gr22" draw:text-style-name="P3" draw:layer="layout" draw:line-skew="0.173cm" svg:x1="2.216cm" svg:y1="7.91cm" svg:x2="8.096cm" svg:y2="7.908cm" draw:start-shape="id3" draw:start-glue-point="3" draw:end-shape="id4" draw:end-glue-point="5" svg:d="M2216 7910h3069v-2h2811" svg:viewBox="0 0 5881 3">
          <text:p/>
        </draw:connector>
        <draw:frame draw:style-name="gr10" draw:text-style-name="P4" draw:layer="layout" svg:width="2.549cm" svg:height="1.243cm" svg:x="5.014cm" svg:y="7.264cm">
          <draw:text-box>
            <text:p text:style-name="P3"><text:span text:style-name="T1">ESP USB</text:span></text:p>
          </draw:text-box>
        </draw:frame>
        <draw:line draw:style-name="gr17" draw:text-style-name="P1" draw:layer="layout" svg:x1="5.435cm" svg:y1="6.632cm" svg:x2="8.067cm" svg:y2="6.631cm">
          <text:p/>
        </draw:line>
      </draw:page>
      <draw:page draw:name="page2" draw:style-name="dp1" draw:master-page-name="Default">
        <draw:line draw:style-name="gr1" draw:text-style-name="P1" draw:layer="layout" svg:x1="13.513cm" svg:y1="2.907cm" svg:x2="13.493cm" svg:y2="1.526cm">
          <text:p/>
        </draw:line>
        <draw:custom-shape draw:style-name="gr2" draw:text-style-name="P1" draw:layer="layout" svg:width="17.187cm" svg:height="9.744cm" svg:x="4.681cm" svg:y="1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3.98523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3" draw:text-style-name="P2" draw:layer="layout" svg:width="0.659cm" svg:height="0.698cm" svg:x="14.042cm" svg:y="9.773cm">
            <text:p/>
          </draw:rect>
          <draw:custom-shape draw:style-name="gr4" draw:text-style-name="P1" draw:layer="layout" svg:width="0.327cm" svg:height="0.348cm" svg:x="14.208cm" svg:y="9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4" draw:layer="layout" svg:width="1.469cm" svg:height="0.863cm" svg:x="13.692cm" svg:y="10.509cm">
          <draw:text-box>
            <text:p text:style-name="P3"><text:span text:style-name="T1">RST</text:span></text:p>
          </draw:text-box>
        </draw:frame>
        <draw:g>
          <draw:rect draw:style-name="gr3" draw:text-style-name="P2" draw:layer="layout" svg:width="0.659cm" svg:height="0.698cm" svg:x="12.352cm" svg:y="9.757cm">
            <text:p/>
          </draw:rect>
          <draw:custom-shape draw:style-name="gr4" draw:text-style-name="P1" draw:layer="layout" svg:width="0.327cm" svg:height="0.348cm" svg:x="12.518cm" svg:y="9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4" draw:layer="layout" svg:width="1.716cm" svg:height="0.864cm" svg:x="11.833cm" svg:y="10.512cm">
          <draw:text-box>
            <text:p text:style-name="P3"><text:span text:style-name="T1">Boot</text:span></text:p>
          </draw:text-box>
        </draw:frame>
        <draw:frame draw:style-name="gr7" draw:text-style-name="P6" draw:layer="layout" svg:width="7.769cm" svg:height="1.632cm" svg:x="4.737cm" svg:y="10.374cm">
          <draw:text-box>
            <text:p text:style-name="P5"><text:span text:style-name="T2">ESP32-C5-DevKitC-1 </text:span></text:p>
          </draw:text-box>
        </draw:frame>
        <draw:custom-shape draw:style-name="gr8" draw:text-style-name="P8" xml:id="id8" draw:id="id8" draw:layer="layout" svg:width="4.773cm" svg:height="5.794cm" svg:x="11.061cm" svg:y="2.912cm">
          <draw:glue-point draw:id="4" svg:x="-5.091cm" svg:y="2.383cm"/>
          <draw:glue-point draw:id="5" svg:x="-4.926cm" svg:y="3.624cm"/>
          <text:p text:style-name="P7"><text:span text:style-name="T3">ESP32-C5-WROOM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698cm" svg:height="1.631cm" svg:x="6.195cm" svg:y="3.523cm">
          <text:p text:style-name="P7"><text:span text:style-name="T1">USB-UART</text:span></text:p>
          <text:p text:style-name="P7"><text:span text:style-name="T1"><text:s/></text:span><text:span text:style-name="T1">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549cm" svg:height="1.243cm" svg:x="8.766cm" svg:y="3.463cm">
          <draw:text-box>
            <text:p text:style-name="P3"><text:span text:style-name="T1">TX/RX</text:span></text:p>
          </draw:text-box>
        </draw:frame>
        <draw:line draw:style-name="gr11" draw:text-style-name="P1" draw:layer="layout" svg:x1="10.965cm" svg:y1="4.313cm" svg:x2="8.898cm" svg:y2="4.313cm">
          <text:p/>
        </draw:line>
        <draw:line draw:style-name="gr12" draw:text-style-name="P1" draw:layer="layout" svg:x1="12.648cm" svg:y1="9.707cm" svg:x2="12.651cm" svg:y2="8.734cm">
          <text:p/>
        </draw:line>
        <draw:line draw:style-name="gr12" draw:text-style-name="P1" draw:layer="layout" svg:x1="14.401cm" svg:y1="9.707cm" svg:x2="14.392cm" svg:y2="8.737cm">
          <text:p/>
        </draw:line>
        <draw:line draw:style-name="gr11" draw:text-style-name="P1" draw:layer="layout" svg:x1="18.092cm" svg:y1="6.471cm" svg:x2="15.848cm" svg:y2="6.471cm">
          <text:p/>
        </draw:line>
        <draw:custom-shape draw:style-name="gr13" draw:text-style-name="P9" draw:layer="layout" svg:width="3.454cm" svg:height="1.632cm" svg:x="18.114cm" svg:y="5.726cm">
          <text:p text:style-name="P7"><text:span text:style-name="T1">Header Block <text:s/>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03cm" svg:height="0.818cm" svg:x="4.471cm" svg:y="3.361cm">
          <draw:text-box>
            <text:p text:style-name="P3"><text:span text:style-name="T1">D+/D-</text:span></text:p>
          </draw:text-box>
        </draw:frame>
        <draw:frame draw:style-name="gr15" draw:text-style-name="P1" draw:layer="layout" svg:width="0.995cm" svg:height="0.925cm" svg:x="12.988cm" svg:y="0.618cm">
          <draw:image xlink:href="Pictures/100002010000034F00000300AAF87F2B7BAF4773.png" xlink:type="simple" xlink:show="embed" xlink:actuate="onLoad" loext:mime-type="image/png">
            <text:p/>
          </draw:image>
        </draw:frame>
        <draw:custom-shape draw:style-name="gr16" draw:text-style-name="P9" draw:layer="layout" svg:width="2.609cm" svg:height="1.132cm" svg:x="18.141cm" svg:y="4.18cm">
          <text:p text:style-name="P7"><text:span text:style-name="T1">RGB 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15.873cm" svg:y1="4.93cm" svg:x2="18.119cm" svg:y2="4.935cm">
          <text:p/>
        </draw:line>
        <draw:frame draw:style-name="gr18" draw:text-style-name="P9" draw:layer="layout" svg:width="3.81cm" svg:height="1.385cm" svg:x="3.28cm" svg:y="2.111cm">
          <draw:text-box>
            <text:p text:style-name="P3"><text:span text:style-name="T1">Power Supply/</text:span></text:p>
            <text:p text:style-name="P3"><text:span text:style-name="T1">Programming</text:span></text:p>
          </draw:text-box>
        </draw:frame>
        <draw:frame draw:style-name="gr19" draw:text-style-name="P1" xml:id="id5" draw:id="id5" draw:layer="layout" svg:width="1.716cm" svg:height="0.873cm" draw:transform="rotate (-3.14159265358979) translate (5.229cm 4.873cm)">
          <draw:image xlink:href="Pictures/10000201000007D0000003C0D2D084ADDB12B13D.png" xlink:type="simple" xlink:show="embed" xlink:actuate="onLoad" loext:mime-type="image/png">
            <text:p/>
          </draw:image>
          <draw:glue-point draw:id="4" svg:x="4.125cm" svg:y="5.017cm"/>
          <draw:glue-point draw:id="5" svg:x="2.622cm" svg:y="4.971cm"/>
        </draw:frame>
        <draw:line draw:style-name="gr11" draw:text-style-name="P1" draw:layer="layout" svg:x1="5.152cm" svg:y1="4.428cm" svg:x2="6.206cm" svg:y2="4.426cm">
          <text:p/>
        </draw:line>
        <draw:custom-shape draw:style-name="gr20" draw:text-style-name="P9" xml:id="id6" draw:id="id6" draw:layer="layout" svg:width="1.952cm" svg:height="1.035cm" svg:x="6.479cm" svg:y="5.997cm">
          <draw:glue-point draw:id="4" svg:x="-4.933cm" svg:y="-2.386cm"/>
          <draw:glue-point draw:id="5" svg:x="-5.051cm" svg:y="2.144cm"/>
          <text:p text:style-name="P7"><text:span text:style-name="T1">DC-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549cm" svg:height="1.243cm" svg:x="8.377cm" svg:y="5.783cm">
          <draw:text-box>
            <text:p text:style-name="P3"><text:span text:style-name="T1">3.3V</text:span></text:p>
          </draw:text-box>
        </draw:frame>
        <draw:connector draw:style-name="gr21" draw:text-style-name="P3" draw:layer="layout" svg:x1="5.078cm" svg:y1="4.873cm" svg:x2="6.493cm" svg:y2="6.268cm" draw:start-shape="id5" draw:start-glue-point="4" draw:end-shape="id6" draw:end-glue-point="4" svg:d="M5078 4873v1395h1415" svg:viewBox="0 0 1416 1396">
          <text:p/>
        </draw:connector>
        <draw:frame draw:style-name="gr19" draw:text-style-name="P1" xml:id="id7" draw:id="id7" draw:layer="layout" svg:width="1.716cm" svg:height="0.873cm" draw:transform="rotate (-3.14159265358979) translate (5.216cm 8.346cm)">
          <draw:image xlink:href="Pictures/10000201000007D0000003C0D2D084ADDB12B13D.png" xlink:type="simple" xlink:show="embed" xlink:actuate="onLoad" loext:mime-type="image/png">
            <text:p/>
          </draw:image>
          <draw:glue-point draw:id="4" svg:x="4.125cm" svg:y="5.017cm"/>
          <draw:glue-point draw:id="5" svg:x="2.622cm" svg:y="4.971cm"/>
        </draw:frame>
        <draw:connector draw:style-name="gr21" draw:text-style-name="P3" draw:layer="layout" draw:line-skew="-0.681cm" svg:x1="5.216cm" svg:y1="7.91cm" svg:x2="6.479cm" svg:y2="6.735cm" draw:start-shape="id7" draw:end-shape="id6" draw:end-glue-point="5" svg:d="M5216 7910h-63v-1175h1326" svg:viewBox="0 0 1327 1176">
          <text:p/>
        </draw:connector>
        <draw:connector draw:style-name="gr22" draw:text-style-name="P3" draw:layer="layout" draw:line-skew="0.173cm" svg:x1="5.216cm" svg:y1="7.91cm" svg:x2="11.096cm" svg:y2="7.908cm" draw:start-shape="id7" draw:start-glue-point="3" draw:end-shape="id8" draw:end-glue-point="5" svg:d="M5216 7910h3069v-2h2811" svg:viewBox="0 0 5881 3">
          <text:p/>
        </draw:connector>
        <draw:frame draw:style-name="gr23" draw:text-style-name="P4" draw:layer="layout" svg:width="3.279cm" svg:height="1.952cm" svg:x="0.774cm" svg:y="7.454cm">
          <draw:text-box>
            <text:p text:style-name="P3"><text:span text:style-name="T1">ESP32-C5 USB Type-C Port</text:span></text:p>
          </draw:text-box>
        </draw:frame>
        <draw:line draw:style-name="gr17" draw:text-style-name="P1" draw:layer="layout" svg:x1="8.435cm" svg:y1="6.632cm" svg:x2="11.067cm" svg:y2="6.631cm">
          <text:p/>
        </draw:line>
        <draw:frame draw:style-name="gr24" draw:text-style-name="P10" draw:layer="layout" svg:width="3.617cm" svg:height="2.215cm" svg:x="0.287cm" svg:y="3.632cm">
          <draw:text-box>
            <text:p text:style-name="P3"><text:span text:style-name="T1">USB Type-C</text:span></text:p>
            <text:p text:style-name="P3"><text:span text:style-name="T1">to UART Port</text:span></text:p>
          </draw:text-box>
        </draw:frame>
        <draw:frame draw:style-name="gr10" draw:text-style-name="P4" draw:layer="layout" svg:width="2.549cm" svg:height="1.243cm" svg:x="15.723cm" svg:y="4.153cm">
          <draw:text-box>
            <text:p text:style-name="P3"><text:span text:style-name="T1">GPIO27</text:span></text:p>
          </draw:text-box>
        </draw:frame>
      </draw:page>
      <draw:page draw:name="page3" draw:style-name="dp1" draw:master-page-name="Default">
        <draw:frame draw:style-name="gr25" draw:text-style-name="P1" draw:layer="layout" svg:width="12.643cm" svg:height="10.354cm" svg:x="5.139cm" svg:y="0.97cm">
          <draw:image xlink:href="Pictures/1000020100000A28000007D0832800766AEE890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reeSans" svg:font-family="FreeSans" style:font-family-generic="swiss"/>
    <style:font-face style:name="Helvetica Neue3" svg:font-family="'Helvetica Neue'" style:font-pitch="variable"/>
    <style:font-face style:name="Helvetica Neue2" svg:font-family="'Helvetica Neue'" style:font-adornments="Regular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Helvetica Neue1" svg:font-family="'Helvetica Neu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2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没有填充和线条的对象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ar" style:country-asian="SA" style:font-size-complex="12pt"/>
    </style:style>
    <style:style style:name="Hyperlink.3" style:family="graphic">
      <style:paragraph-properties style:text-autospace="none"/>
      <style:text-properties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Hyperlink.2" style:family="graphic">
      <style:paragraph-properties style:text-autospace="none"/>
      <style:text-properties fo:color="#287fb8"/>
    </style:style>
    <style:style style:name="无" style:family="graphic">
      <style:paragraph-properties style:text-autospace="none"/>
    </style:style>
    <style:style style:name="Hyperlink.1" style:family="graphic">
      <style:paragraph-properties style:text-autospace="none"/>
      <style:text-properties fo:color="#9a59b6"/>
    </style:style>
    <style:style style:name="Hyperlink.0" style:family="graphic">
      <style:paragraph-properties style:text-autospace="none"/>
      <style:text-properties fo:color="#287fb8"/>
    </style:style>
    <style:style style:name="Default_20_Paragraph_20_Font" style:display-name="Default Paragraph Font" style:family="graphic">
      <style:paragraph-properties style:text-autospace="none"/>
      <style:text-properties style:font-name="Helvetica Neue2" fo:font-family="'Helvetica Neue'" style:font-style-name="Regular" style:font-pitch="variable" fo:font-size="12pt"/>
    </style:style>
    <style:style style:name="Footer" style:family="graphic">
      <style:paragraph-properties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Header" style:family="graphic">
      <style:paragraph-properties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Index" style:family="graphic">
      <style:paragraph-properties fo:text-align="start" style:text-autospace="none"/>
      <style:text-properties fo:language="en" fo:country="US" style:font-name-asian="FreeSans" style:font-family-asian="FreeSans" style:font-family-generic-asian="swiss" style:font-size-asian="12pt" style:language-asian="en" style:country-asian="US"/>
    </style:style>
    <style:style style:name="Caption" style:family="graphic">
      <style:paragraph-properties fo:margin-top="0.374cm" fo:margin-bottom="0.374cm" fo:text-align="start" style:text-autospace="none"/>
      <style:text-properties fo:language="en" fo:country="US" fo:font-style="italic" style:font-name-asian="FreeSans" style:font-family-asian="FreeSans" style:font-family-generic-asian="swiss" style:font-size-asian="12pt" style:language-asian="en" style:country-asian="US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language="en" fo:country="US" style:font-name-asian="FreeSans" style:font-family-asian="FreeSans" style:font-family-generic-asian="swiss" style:font-size-asian="12pt" style:language-asian="en" style:country-asian="US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fo:language="en" fo:country="US" style:font-size-asian="12pt" style:language-asian="en" style:country-asian="US" style:font-size-complex="12pt"/>
    </style:style>
  </office:styles>
  <office:automatic-styles>
    <style:page-layout style:name="PM0">
      <style:page-layout-properties fo:margin-top="0.5cm" fo:margin-bottom="0.5cm" fo:margin-left="0.5cm" fo:margin-right="0.5cm" fo:page-width="22.606cm" fo:page-height="12.192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03-12T20:14:31.237657100</meta:creation-date>
    <dc:date>2024-06-25T16:24:26.561000000</dc:date>
    <meta:editing-duration>P1DT10H18M39S</meta:editing-duration>
    <meta:editing-cycles>144</meta:editing-cycles>
    <meta:generator>LibreOffice/6.3.4.2$Windows_X86_64 LibreOffice_project/60da17e045e08f1793c57c00ba83cdfce946d0aa</meta:generator>
    <meta:document-statistic meta:object-count="71"/>
  </office:meta>
</office:document-meta>
</file>